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0.04cm" fo:min-width="0cm" fo:wrap-option="wrap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1.47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ff0000" draw:fill-color="#bf0041" draw:textarea-horizontal-align="justify" draw:textarea-vertical-align="middle" draw:auto-grow-height="false" fo:min-height="2.52cm" fo:min-width="0cm"/>
    </style:style>
    <style:style style:name="gr7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8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6f9d4" fo:min-height="0.55cm" draw:shadow="visible" draw:shadow-offset-x="0.035cm" draw:shadow-offset-y="0.03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="gradient" draw:fill-gradient-name="Gradient_20_4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0041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color="#c9211e" loext:opacity="100%" fo:font-size="12pt" style:font-size-asian="12pt" style:font-size-complex="12pt"/>
    </style:style>
    <style:style style:name="P9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ff0000" loext:opacity="100%" fo:font-size="12pt" fo:background-color="transparent" style:font-size-asian="12pt" style:font-size-complex="12pt"/>
    </style:style>
    <style:style style:name="P13" style:family="paragraph">
      <loext:graphic-properties draw:fill="solid" draw:fill-color="#f6f9d4"/>
      <style:paragraph-properties fo:text-align="center"/>
      <style:text-properties fo:color="#ff0000" loext:opacity="100%" fo:font-size="12pt" fo:background-color="transparen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0.325cm" svg:height="0.08cm" draw:transform="skewX (-0.0249582083035189) rotate (-2.91522344960613) translate (1.926cm 2.551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1cm" draw:transform="skewX (-0.02460914245312) rotate (-2.91382718620453) translate (1.925cm 2.382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8cm" svg:height="0.081cm" draw:transform="skewX (-0.0123918376891598) rotate (-0.22776546738526) translate (1.529cm 2.381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1cm" draw:transform="skewX (0.0123918376891597) rotate (-2.91382718620453) translate (1.922cm 2.218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8cm" svg:height="0.082cm" draw:transform="rotate (-0.22776546738526) translate (1.529cm 2.215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2cm" draw:transform="rotate (-2.91382718620453) translate (1.924cm 2.049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1cm" draw:transform="skewX (0.02460914245312) rotate (-0.222878545479676) translate (1.528cm 2.047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2cm" draw:transform="rotate (-2.91382718620453) translate (1.926cm 1.888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1cm" draw:transform="skewX (0.02460914245312) rotate (-0.222878545479676) translate (1.529cm 1.888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1cm" draw:transform="rotate (-2.91155825817694) translate (1.926cm 1.718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3cm" draw:transform="rotate (-0.225322006432469) translate (1.528cm 1.716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1cm" draw:transform="skewX (-0.02460914245312) rotate (-2.91382718620453) translate (1.925cm 1.561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3cm" draw:transform="rotate (-0.225322006432469) translate (1.529cm 1.556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1cm" draw:transform="skewX (0.0123918376891598) rotate (-2.90911479722415) translate (1.926cm 1.392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3cm" draw:transform="skewX (0.0120427718387609) rotate (-0.222878545479676) translate (1.527cm 1.392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2cm" draw:transform="rotate (-2.91382718620453) translate (1.924cm 1.228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1cm" draw:transform="skewX (0.0123918376891598) rotate (-0.222878545479676) translate (1.529cm 1.227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7cm" svg:height="0.082cm" draw:transform="rotate (-2.91627064715733) translate (1.926cm 1.063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cm" draw:transform="skewX (0.0125663706143592) rotate (-0.222878545479676) translate (1.529cm 1.06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7cm" svg:height="0.083cm" draw:transform="rotate (-2.91627064715733) translate (1.926cm 0.898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1cm" draw:transform="skewX (-0.0123918376891597) rotate (-0.225322006432469) translate (1.53cm 0.894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1cm" draw:transform="rotate (-2.91382718620453) translate (1.922cm 0.729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1cm" draw:transform="skewX (0.02460914245312) rotate (-0.222878545479676) translate (1.528cm 0.726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1cm" draw:transform="skewX (-0.02460914245312) rotate (-2.91382718620453) translate (1.925cm 0.567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1cm" draw:transform="rotate (-0.222878545479676) translate (1.526cm 0.564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1" draw:text-style-name="P1" draw:layer="layout" svg:width="0.408cm" svg:height="0.082cm" draw:transform="rotate (-2.91382718620453) translate (1.926cm 0.396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407cm" svg:height="0.081cm" draw:transform="skewX (0.02460914245312) rotate (-0.225322006432469) translate (1.528cm 0.395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ustom-shape draw:style-name="gr2" draw:text-style-name="P2" draw:layer="layout" svg:width="0.241cm" svg:height="0.082cm" draw:transform="skewX (0.0122173047639603) rotate (-0.346622389446074) translate (1.696cm 0.25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3" draw:layer="layout" svg:width="0.407cm" svg:height="0.408cm" draw:transform="skewX (-0.00244346095279206) rotate (-1.5707963267949) translate (1.926cm 2.49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4" draw:text-style-name="P4" draw:layer="layout" svg:width="2.1cm" svg:height="0.2cm" svg:x="0.736cm" svg:y="0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862.686567164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5" draw:layer="layout" svg:x1="1.737cm" svg:y1="2.7cm" svg:x2="2.513cm" svg:y2="2.7cm">
          <text:p/>
        </draw:line>
        <draw:custom-shape draw:style-name="gr6" draw:text-style-name="P6" draw:layer="layout" svg:width="0.3cm" svg:height="2.9cm" svg:x="2.036cm" svg:y="1.254cm">
          <text:p/>
          <draw:enhanced-geometry svg:viewBox="0 0 21600 21600" draw:text-areas="?f0 ?f8 ?f2 ?f9" draw:type="up-down-arrow" draw:modifiers="5023.25581395349 2434.7466390899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5" draw:layer="layout" svg:x1="1.736cm" svg:y1="1.246cm" svg:x2="2.512cm" svg:y2="1.246cm">
          <text:p/>
        </draw:line>
        <draw:line draw:style-name="gr5" draw:text-style-name="P5" draw:layer="layout" svg:x1="1.76cm" svg:y1="4.164cm" svg:x2="2.536cm" svg:y2="4.164cm">
          <text:p/>
        </draw:line>
        <draw:line draw:style-name="gr7" draw:text-style-name="P5" draw:layer="layout" svg:x1="2.436cm" svg:y1="1.246cm" svg:x2="2.436cm" svg:y2="2.7cm">
          <text:p/>
        </draw:line>
        <draw:line draw:style-name="gr7" draw:text-style-name="P5" draw:layer="layout" svg:x1="2.436cm" svg:y1="2.706cm" svg:x2="2.436cm" svg:y2="4.16cm">
          <text:p/>
        </draw:line>
        <draw:frame draw:style-name="gr8" draw:text-style-name="P7" draw:layer="layout" svg:width="0.532cm" svg:height="0.538cm" svg:x="2.436cm" svg:y="1.7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0.532cm" svg:height="0.538cm" svg:x="2.436cm" svg:y="3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9" draw:layer="layout" svg:width="2.7cm" svg:height="0.865cm" svg:x="2.336cm" svg:y="2.235cm">
          <draw:text-box>
            <text:p text:style-name="P8"><text:span text:style-name="T1">上下に振動</text:span></text:p>
          </draw:text-box>
        </draw:frame>
        <draw:frame draw:style-name="gr10" draw:text-style-name="P11" draw:layer="layout" svg:width="1.5cm" svg:height="0.865cm" svg:x="0.236cm" svg:y="0.3cm">
          <draw:text-box>
            <text:p text:style-name="P10"><text:span text:style-name="T1">バネ</text:span></text:p>
          </draw:text-box>
        </draw:frame>
        <draw:frame draw:style-name="gr11" draw:text-style-name="P13" draw:layer="layout" svg:width="2.7cm" svg:height="1.479cm" svg:x="3.036cm" svg:y="0.1cm">
          <draw:text-box>
            <text:p text:style-name="P12"><text:span text:style-name="T1">調和振動</text:span></text:p>
            <text:p text:style-name="P12"><text:span text:style-name="T1">（単振動）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Gradient_20_4" draw:display-name="Gradient 4" draw:style="linear" draw:start-color="#111111" draw:end-color="#b2b2b2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826 1131 754" svg:d="M566 826l-566 754 114-85 136-68 148-46 161-17 161 13 153 46 140 68 118 89z"/>
    <draw:marker draw:name="線の終点_20_2" draw:display-name="線の終点 2" svg:viewBox="0 0 20 20" svg:d="M0 20l10-20 10 20z"/>
    <draw:marker draw:name="線の終点_20_3" draw:display-name="線の終点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4" draw:display-name="線の終点 4" svg:viewBox="0 0 1131 1131" svg:d="M0 564l564 567 567-567-567-564z"/>
    <draw:marker draw:name="線の終点_20_5" draw:display-name="線の終点 5" svg:viewBox="0 0 10 15" svg:d="M0 0zM5 0l5 15h-5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2T21:13:59.488508825</dc:date>
    <meta:editing-duration>PT2H20M22S</meta:editing-duration>
    <meta:editing-cycles>76</meta:editing-cycles>
    <meta:generator>LibreOffice/7.3.5.2$Linux_X86_64 LibreOffice_project/30$Build-2</meta:generator>
    <meta:document-statistic meta:object-count="4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